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1cc5f9" officeooo:paragraph-rsid="001cc5f9"/>
    </style:style>
    <style:style style:name="P2" style:family="paragraph" style:parent-style-name="Standard">
      <style:paragraph-properties>
        <style:tab-stops>
          <style:tab-stop style:position="2.3783in"/>
        </style:tab-stops>
      </style:paragraph-properties>
      <style:text-properties officeooo:rsid="001cc5f9" officeooo:paragraph-rsid="001cc5f9"/>
    </style:style>
    <style:style style:name="P3" style:family="paragraph" style:parent-style-name="Frame_20_contents">
      <style:text-properties officeooo:rsid="001deea0" officeooo:paragraph-rsid="001deea0"/>
    </style:style>
    <style:style style:name="P4" style:family="paragraph" style:parent-style-name="Standard">
      <style:text-properties officeooo:rsid="001deea0" officeooo:paragraph-rsid="001deea0"/>
    </style:style>
    <style:style style:name="P5" style:family="paragraph" style:parent-style-name="Frame_20_contents">
      <style:text-properties officeooo:paragraph-rsid="001cc5f9"/>
    </style:style>
    <style:style style:name="T1" style:family="text">
      <style:text-properties style:text-position="super 58%" officeooo:rsid="002325aa"/>
    </style:style>
    <style:style style:name="T2" style:family="text">
      <style:text-properties fo:font-weight="bold" officeooo:rsid="001deea0" style:font-weight-asian="bold" style:font-weight-complex="bold"/>
    </style:style>
    <style:style style:name="T3" style:family="text">
      <style:text-properties fo:font-weight="bold" officeooo:rsid="001cc5f9" style:font-weight-asian="bold" style:font-weight-complex="bold"/>
    </style:style>
    <style:style style:name="T4" style:family="text">
      <style:text-properties fo:font-weight="bold" officeooo:rsid="002857a5" style:font-weight-asian="bold" style:font-weight-complex="bold"/>
    </style:style>
    <style:style style:name="T5" style:family="text">
      <style:text-properties style:font-name="LKLUG" officeooo:rsid="001cc5f9"/>
    </style:style>
    <style:style style:name="T6" style:family="text">
      <style:text-properties style:font-name="LKLUG" officeooo:rsid="002857a5"/>
    </style:style>
    <style:style style:name="T7" style:family="text">
      <style:text-properties style:font-name="LKLUG" officeooo:rsid="00297695"/>
    </style:style>
    <style:style style:name="T8" style:family="text">
      <style:text-properties fo:font-style="italic" officeooo:rsid="001cc5f9" style:font-style-asian="italic" style:font-style-complex="italic"/>
    </style:style>
    <style:style style:name="T9" style:family="text">
      <style:text-properties fo:font-style="italic" officeooo:rsid="00297695" style:font-style-asian="italic" style:font-style-complex="italic"/>
    </style:style>
    <style:style style:name="T10" style:family="text">
      <style:text-properties officeooo:rsid="001deea0"/>
    </style:style>
    <style:style style:name="T11" style:family="text">
      <style:text-properties officeooo:rsid="00205201"/>
    </style:style>
    <style:style style:name="T12" style:family="text">
      <style:text-properties officeooo:rsid="0023064d"/>
    </style:style>
    <style:style style:name="T13" style:family="text">
      <style:text-properties officeooo:rsid="002325aa"/>
    </style:style>
    <style:style style:name="T14" style:family="text">
      <style:text-properties officeooo:rsid="001cc5f9"/>
    </style:style>
    <style:style style:name="T15" style:family="text">
      <style:text-properties officeooo:rsid="002857a5"/>
    </style:style>
    <style:style style:name="T16" style:family="text">
      <style:text-properties officeooo:rsid="00297695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{<text:span text:style-name="T10">T</text:span><text:span text:style-name="T2">ok</text:span>1 <text:span text:style-name="T12">nl:<text:line-break/>:nl </text:span><text:span text:style-name="T11">tab:<text:tab/>:tab 5spaces: <text:s text:c="4"/>:5spaces</text:span>}<draw:frame draw:style-name="fr2" draw:name="Frame1" text:anchor-type="as-char" svg:y="-2.4902in" svg:width="6.6091in" draw:z-index="0"><draw:text-box fo:min-height="2.2799in"><text:p text:style-name="P1"><text:tab/><text:span text:style-name="T16">tab</text:span>{<text:span text:style-name="T10">Tok</text:span>2}</text:p><text:p text:style-name="P1"><text:s/><text:line-break/>{<text:span text:style-name="T10">Tok</text:span>3}<draw:frame draw:style-name="fr1" draw:name="Frame2" text:anchor-type="as-char" draw:z-index="1"><draw:text-box fo:min-height="1.0437in" fo:min-width="4.0327in"><text:p text:style-name="P1">{<text:span text:style-name="T10">Tok</text:span>4}</text:p><text:p text:style-name="P5">{T<text:span text:style-name="T2">ok</text:span><text:span text:style-name="T3">5 </text:span><text:span text:style-name="T4">a</text:span><text:span text:style-name="T15">b</text:span><text:span text:style-name="T6">c</text:span><text:span text:style-name="T7">nl:<text:line-break/>:nl</text:span><text:span text:style-name="T5">m</text:span><text:span text:style-name="T15">d</text:span><text:span text:style-name="T9">e</text:span><text:span text:style-name="T3">}</text:span></text:p><text:p text:style-name="P1">{<text:span text:style-name="T10">Tok</text:span>6 <text:span text:style-name="T11">tab:<text:tab/>:tab 2spaces: <text:s/>:2spaces</text:span>}</text:p></draw:text-box></draw:frame>{<text:span text:style-name="T10">Tok7</text:span>}</text:p><text:p text:style-name="P3">{Tok8}</text:p></draw:text-box></draw:frame><text:span text:style-name="T10">{Tok9}</text:span></text:p>
      <text:p text:style-name="P4">{Tok10} 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KLUG" svg:font-family="LKLUG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3:13:07.455154456</meta:creation-date>
    <dc:date>2023-08-09T22:47:22.660867470</dc:date>
    <meta:editing-duration>P2DT10H31M23S</meta:editing-duration>
    <meta:editing-cycles>9</meta:editing-cycles>
    <meta:generator>LibreOfficeDev/24.2.0.0.alpha0$Linux_X86_64 LibreOffice_project/c3cf88f73e29a79f890782b31d1ecc6ed1c376ea</meta:generator>
    <meta:document-statistic meta:table-count="0" meta:image-count="0" meta:object-count="0" meta:page-count="1" meta:paragraph-count="8" meta:word-count="20" meta:character-count="153" meta:non-whitespace-character-count="130"/>
  </office:meta>
</office:document-meta>
</file>